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TI10" svg:font-family="CMTI10" style:font-family-generic="roman" style:font-pitch="variable"/>
    <style:font-face style:name="CMTT8" svg:font-family="CMTT8" style:font-family-generic="roman" style:font-pitch="variable"/>
    <style:font-face style:name="CMTT9" svg:font-family="CMTT9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c0d63" officeooo:paragraph-rsid="001c0d63"/>
    </style:style>
    <style:style style:name="P3" style:family="paragraph" style:parent-style-name="Standard">
      <style:text-properties officeooo:rsid="001c0d63" officeooo:paragraph-rsid="001c0d63"/>
    </style:style>
    <style:style style:name="P4" style:family="paragraph" style:parent-style-name="Standard">
      <style:text-properties officeooo:paragraph-rsid="001c0d63"/>
    </style:style>
    <style:style style:name="P5" style:family="paragraph" style:parent-style-name="Standard">
      <style:text-properties officeooo:rsid="001cb63f" officeooo:paragraph-rsid="001cb63f"/>
    </style:style>
    <style:style style:name="P6" style:family="paragraph" style:parent-style-name="Standard">
      <style:text-properties officeooo:rsid="001f93d9" officeooo:paragraph-rsid="001f93d9"/>
    </style:style>
    <style:style style:name="P7" style:family="paragraph" style:parent-style-name="Standard">
      <style:text-properties officeooo:rsid="0020dc64" officeooo:paragraph-rsid="0020dc64"/>
    </style:style>
    <style:style style:name="T1" style:family="text">
      <style:text-properties style:font-name="CMR10" fo:font-size="10pt" style:font-size-asian="10pt"/>
    </style:style>
    <style:style style:name="T2" style:family="text">
      <style:text-properties style:font-name="CMR10" fo:font-size="10pt" officeooo:rsid="001a7c0c" style:font-size-asian="10pt"/>
    </style:style>
    <style:style style:name="T3" style:family="text">
      <style:text-properties style:font-name="CMR10" fo:font-size="10pt" officeooo:rsid="001c0d63" style:font-size-asian="10pt"/>
    </style:style>
    <style:style style:name="T4" style:family="text">
      <style:text-properties style:font-name="CMR10" fo:font-size="10pt" officeooo:rsid="001cb63f" style:font-size-asian="10pt"/>
    </style:style>
    <style:style style:name="T5" style:family="text">
      <style:text-properties style:font-name="CMMI10" fo:font-size="10pt" fo:font-style="italic" style:font-size-asian="10pt" style:font-style-asian="italic"/>
    </style:style>
    <style:style style:name="T6" style:family="text">
      <style:text-properties style:font-name="CMR7" fo:font-size="7pt" style:font-size-asian="7pt"/>
    </style:style>
    <style:style style:name="T7" style:family="text">
      <style:text-properties style:font-name="CMTI10" fo:font-size="10pt" fo:font-style="italic" style:font-size-asian="10pt" style:font-style-asian="italic"/>
    </style:style>
    <style:style style:name="T8" style:family="text">
      <style:text-properties fo:color="#000000" style:font-name="CMR10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</text:span><text:span text:style-name="T1">hapter 2 Exercises</text:span></text:p>
      <text:p text:style-name="P1"><text:span text:style-name="T2"/></text:p>
      <text:p text:style-name="P1"><text:span text:style-name="T2">1. <text:s/></text:span><text:span text:style-name="T1">For each of parts (a) through (d), indicate whether we would generally</text:span></text:p>
      <text:p text:style-name="P1"><text:span text:style-name="T1">expect the performance of a flexible statistical learning method to be</text:span></text:p>
      <text:p text:style-name="P1"><text:span text:style-name="T1">better or worse than an inflexible method. Justify your answer.</text:span></text:p>
      <text:p text:style-name="P1"><text:span text:style-name="T1"/></text:p>
      <text:p text:style-name="P1"><text:span text:style-name="T1">(a) The sample size </text:span><text:span text:style-name="T5">n </text:span><text:span text:style-name="T1">is extremely large, and the number of predictors</text:span></text:p>
      <text:p text:style-name="P1"><text:span text:style-name="T5">p </text:span><text:span text:style-name="T1">is small.</text:span></text:p>
      <text:p text:style-name="P1"><text:span text:style-name="T1"/></text:p>
      <text:p text:style-name="P1"><text:span text:style-name="T1"><text:tab/></text:span><text:span text:style-name="T2">I believe a flexible stat learning method would be better in this situation as there are many<text:tab/>measurements of each input variable or predictor. </text:span><text:span text:style-name="T3">Given the lack input variables, we must <text:tab/>certain to get the most out of each well-sampled input. To do this we want a flexible model<text:tab/>that will fit each point as best as possible.</text:span><text:span text:style-name="T1"><text:tab/></text:span></text:p>
      <text:p text:style-name="P1"><text:span text:style-name="T1"/></text:p>
      <text:p text:style-name="P1"><text:span text:style-name="T1">(b) The number of predictors </text:span><text:span text:style-name="T5">p </text:span><text:span text:style-name="T1">is extremely large, and the number</text:span></text:p>
      <text:p text:style-name="P1"><text:span text:style-name="T1">of observations </text:span><text:span text:style-name="T5">n </text:span><text:span text:style-name="T1">is small.</text:span></text:p>
      <text:p text:style-name="P1"><text:span text:style-name="T1"/></text:p>
      <text:p text:style-name="P1"><text:span text:style-name="T1"><text:tab/></text:span><text:span text:style-name="T2">Since we have many p, we can be sure that add an additional p will not likely alter the over-<text:tab/>all shape of the model. Given this we expect the performance of an inflexible method to be <text:tab/>superior to a flexible one as </text:span><text:span text:style-name="T3">we will be able to avoid overfitting any noise present and </text:span></text:p>
      <text:p text:style-name="P1"><text:span text:style-name="T1"/></text:p>
      <text:p text:style-name="P1"><text:span text:style-name="T1">(c) The relationship between the predictors and response is highly</text:span></text:p>
      <text:p text:style-name="P1"><text:span text:style-name="T1">non-linear.</text:span></text:p>
      <text:p text:style-name="P1"><text:span text:style-name="T1"/></text:p>
      <text:p text:style-name="P1"><text:span text:style-name="T1"><text:tab/></text:span><text:span text:style-name="T3">A flexible stat learning method because there are a myriad of non-linear functions and it is <text:tab/>highly likely we won’t select the exact correct form. Because of this a flexible method <text:tab/>allows for more forgiveness in function selection.</text:span></text:p>
      <text:p text:style-name="P1"><text:span text:style-name="T1"/></text:p>
      <text:p text:style-name="P1"><text:span text:style-name="T1">(d) The variance of the error terms, i.e. </text:span><text:span text:style-name="T5">σ</text:span><text:span text:style-name="T6">2 </text:span><text:span text:style-name="T1">= Var(), is extremely</text:span></text:p>
      <text:p text:style-name="Standard"><text:span text:style-name="T1">high.</text:span></text:p>
      <text:p text:style-name="Standard"><text:span text:style-name="T1"/></text:p>
      <text:p text:style-name="Standard"><text:span text:style-name="T1"><text:tab/></text:span><text:span text:style-name="T3">If the variance of the error terms is extremely high than we will want to stick with an <text:tab/>inflexible method to avoid fitting the large amount of noise (error) present in each <text:tab/>measurement.</text:span></text:p>
      <text:p text:style-name="Standard"><text:span text:style-name="T3"/></text:p>
      <text:p text:style-name="P4"><text:span text:style-name="T3">2. Explain whether each scenario is a classification or regression problem,</text:span></text:p>
      <text:p text:style-name="P1"><text:span text:style-name="T1">and indicate whether we are most interested in inference or prediction.</text:span></text:p>
      <text:p text:style-name="P1"><text:span text:style-name="T1">Finally, provide </text:span><text:span text:style-name="T5">n </text:span><text:span text:style-name="T1">and </text:span><text:span text:style-name="T5">p</text:span><text:span text:style-name="T1">.</text:span></text:p>
      <text:p text:style-name="P1"><text:span text:style-name="T1"/></text:p>
      <text:p text:style-name="P1"><text:span text:style-name="T1">(a) We collect a set of data on the top 500 firms in the US. For each</text:span></text:p>
      <text:p text:style-name="P1"><text:span text:style-name="T1">firm we record profit, number of employees, industry and the</text:span></text:p>
      <text:p text:style-name="P1"><text:span text:style-name="T1">CEO salary. We are interested in understanding which factors</text:span></text:p>
      <text:p text:style-name="P1"><text:span text:style-name="T1">affect CEO salary.</text:span></text:p>
      <text:p text:style-name="P1"><text:span text:style-name="T1"/></text:p>
      <text:p text:style-name="P1"><text:span text:style-name="T1"><text:tab/></text:span><text:span text:style-name="T3">This scenario is a regression problem and we are most interested in </text:span><text:span text:style-name="T4">inference as we would<text:tab/>like to understand the the relationship between the predictors and the response (CEO <text:tab/>salary). </text:span><text:span text:style-name="T3">n = 500, p = 3.</text:span></text:p>
      <text:p text:style-name="P2"><text:span text:style-name="T1"/></text:p>
      <text:p text:style-name="P1"><text:span text:style-name="T1">(b) We are considering launching a new product and wish to know</text:span></text:p>
      <text:p text:style-name="P1"><text:span text:style-name="T1">whether it will be a </text:span><text:span text:style-name="T7">success </text:span><text:span text:style-name="T1">or a </text:span><text:span text:style-name="T7">failure</text:span><text:span text:style-name="T1">. We collect data on 20</text:span></text:p>
      <text:p text:style-name="P1"><text:span text:style-name="T1">similar products that were previously launched. For each product</text:span></text:p>
      <text:p text:style-name="P1"><text:span text:style-name="T1">we have recorded whether it was a success or failure, price</text:span></text:p>
      <text:p text:style-name="P1"><text:span text:style-name="T1">charged for the product, marketing budget, competition price,</text:span></text:p>
      <text:p text:style-name="P1"><text:span text:style-name="T1">and ten other variables.</text:span></text:p>
      <text:p text:style-name="P1"><text:span text:style-name="T1"/></text:p>
      <text:p text:style-name="P1"><text:span text:style-name="T1"><text:tab/></text:span><text:span text:style-name="T4">This scenario is a classification problem (success or failure) and we are most interested in <text:tab/>prediction of this future products behavior. N = 20 and p = 13.</text:span></text:p>
      <text:p text:style-name="P1"><text:span text:style-name="T1"/></text:p>
      <text:p text:style-name="P1"><text:soft-page-break/><text:span text:style-name="T1">(c) We are interesting in predicting the % change in the US dollar in</text:span></text:p>
      <text:p text:style-name="P1"><text:span text:style-name="T1">relation to the weekly changes in the world stock markets. Hence</text:span></text:p>
      <text:p text:style-name="P1"><text:span text:style-name="T1">we collect weekly data for all of 2012. For each week we record</text:span></text:p>
      <text:p text:style-name="P1"><text:span text:style-name="T1">the % change in the dollar, the % change in the US market,</text:span></text:p>
      <text:p text:style-name="P1"><text:span text:style-name="T1">the % change in the British market, and the % change in the</text:span></text:p>
      <text:p text:style-name="P3"><text:span text:style-name="T1">German market.</text:span></text:p>
      <text:p text:style-name="P3"><text:span text:style-name="T1"/></text:p>
      <text:p text:style-name="P5"><text:span text:style-name="T1"><text:tab/>This scenario is regression and prediction. N = 52 (weekly) and p = 3.</text:span></text:p>
      <text:p text:style-name="P5"><text:span text:style-name="T1"/></text:p>
      <text:p text:style-name="P7"><text:span text:style-name="T1">10.</text:span></text:p>
      <text:p text:style-name="P7"><text:span text:style-name="T1"/></text:p>
      <text:p text:style-name="P7"><text:span text:style-name="T1">(a)</text:span></text:p>
      <text:p text:style-name="P6"><text:span text:style-name="T8"><text:s text:c="5"/>‘crim’ per capita crime rate by town.</text:span></text:p>
      <text:p text:style-name="P6"><text:span text:style-name="T8"/></text:p>
      <text:p text:style-name="P6"><text:span text:style-name="T8"><text:s text:c="5"/>‘zn’ proportion of residential land zoned for lots over 25,000</text:span></text:p>
      <text:p text:style-name="P6"><text:span text:style-name="T8"><text:s text:c="10"/>sq.ft.</text:span></text:p>
      <text:p text:style-name="P6"><text:span text:style-name="T8"/></text:p>
      <text:p text:style-name="P6"><text:span text:style-name="T8"><text:s text:c="5"/>‘indus’ proportion of non-retail business acres per town.</text:span></text:p>
      <text:p text:style-name="P6"><text:span text:style-name="T8"/></text:p>
      <text:p text:style-name="P6"><text:span text:style-name="T8"><text:s text:c="5"/>‘chas’ Charles River dummy variable (= 1 if tract bounds river; 0</text:span></text:p>
      <text:p text:style-name="P6"><text:span text:style-name="T8"><text:s text:c="10"/>otherwise).</text:span></text:p>
      <text:p text:style-name="P6"><text:span text:style-name="T8"/></text:p>
      <text:p text:style-name="P6"><text:span text:style-name="T8"><text:s text:c="5"/>‘nox’ nitrogen oxides concentration (parts per 10 million).</text:span></text:p>
      <text:p text:style-name="P6"><text:span text:style-name="T8"/></text:p>
      <text:p text:style-name="P6"><text:span text:style-name="T8"><text:s text:c="5"/>‘rm’ average number of rooms per dwelling.</text:span></text:p>
      <text:p text:style-name="P6"><text:span text:style-name="T8"/></text:p>
      <text:p text:style-name="P6"><text:span text:style-name="T8"><text:s text:c="5"/>‘age’ proportion of owner-occupied units built prior to 1940.</text:span></text:p>
      <text:p text:style-name="P6"><text:span text:style-name="T8"/></text:p>
      <text:p text:style-name="P6"><text:span text:style-name="T8"><text:s text:c="5"/>‘dis’ weighted mean of distances to five Boston employment</text:span></text:p>
      <text:p text:style-name="P6"><text:span text:style-name="T8"><text:s text:c="10"/>centres.</text:span></text:p>
      <text:p text:style-name="P6"><text:span text:style-name="T8"/></text:p>
      <text:p text:style-name="P6"><text:span text:style-name="T8"><text:s text:c="5"/>‘rad’ index of accessibility to radial highways.</text:span></text:p>
      <text:p text:style-name="P6"/>
      <text:p text:style-name="P6"><text:span text:style-name="T8"><text:s text:c="5"/>‘tax’ full-value property-tax rate per \$10,000.</text:span></text:p>
      <text:p text:style-name="P6"><text:span text:style-name="T8"/></text:p>
      <text:p text:style-name="P6"><text:span text:style-name="T8"><text:s text:c="5"/>‘ptratio’ pupil-teacher ratio by town.</text:span></text:p>
      <text:p text:style-name="P6"><text:span text:style-name="T8"/></text:p>
      <text:p text:style-name="P6"><text:span text:style-name="T8"><text:s text:c="5"/>‘black’ 1000(Bk - 0.63)^2 where Bk is the proportion of blacks by</text:span></text:p>
      <text:p text:style-name="P6"><text:span text:style-name="T8"><text:s text:c="10"/>town.</text:span></text:p>
      <text:p text:style-name="P6"><text:span text:style-name="T8"/></text:p>
      <text:p text:style-name="P6"><text:span text:style-name="T8"><text:s text:c="5"/>‘lstat’ lower status of the population (percent).</text:span></text:p>
      <text:p text:style-name="P6"><text:span text:style-name="T8"/></text:p>
      <text:p text:style-name="P6"><text:span text:style-name="T8"><text:s text:c="5"/>‘medv’ median value of owner-occupied homes in \$1000s.</text:span></text:p>
      <text:p text:style-name="P6"><text:span text:style-name="T8"/></text:p>
      <text:p text:style-name="P7"><text:span text:style-name="T8">(c) Those towns that are within 4 miles to employment centers have higher amount of per capita crime with crime spiking up within 2 miles.</text:span></text:p>
      <text:p text:style-name="P7"><text:span text:style-name="T8"/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TI10" svg:font-family="CMTI10" style:font-family-generic="roman" style:font-pitch="variable"/>
    <style:font-face style:name="CMTT8" svg:font-family="CMTT8" style:font-family-generic="roman" style:font-pitch="variable"/>
    <style:font-face style:name="CMTT9" svg:font-family="CMTT9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4:10:50.084740964</meta:creation-date>
    <dc:date>2016-07-10T18:27:59.387476580</dc:date>
    <meta:editing-duration>PT3H6M8S</meta:editing-duration>
    <meta:editing-cycles>1</meta:editing-cycles>
    <meta:document-statistic meta:table-count="0" meta:image-count="0" meta:object-count="0" meta:page-count="2" meta:paragraph-count="59" meta:word-count="692" meta:character-count="4067" meta:non-whitespace-character-count="3306"/>
    <meta:generator>LibreOffice/5.1.4.2$Linux_X86_64 LibreOffice_project/10m0$Build-2</meta:generator>
  </office:meta>
</office:document-meta>
</file>